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1b0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8e8285" officeooo:paragraph-rsid="008e8285" style:font-weight-asian="bold" style:font-weight-complex="bold"/>
    </style:style>
    <style:style style:name="P5" style:family="paragraph" style:parent-style-name="Standard">
      <style:text-properties style:font-name="Times New Roman" officeooo:rsid="00206516" officeooo:paragraph-rsid="00206516"/>
    </style:style>
    <style:style style:name="P6" style:family="paragraph" style:parent-style-name="Standard">
      <style:text-properties style:font-name="Times New Roman" fo:font-weight="bold" officeooo:rsid="001e14a6" officeooo:paragraph-rsid="00240acc" style:font-weight-asian="bold" style:font-weight-complex="bold"/>
    </style:style>
    <style:style style:name="P7" style:family="paragraph" style:parent-style-name="Standard">
      <style:text-properties style:font-name="Times New Roman" fo:font-weight="bold" officeooo:rsid="007cf309" officeooo:paragraph-rsid="007cf309" style:font-weight-asian="bold" style:font-weight-complex="bold"/>
    </style:style>
    <style:style style:name="P8" style:family="paragraph" style:parent-style-name="Table_20_Contents">
      <style:text-properties style:font-name="Times New Roman" fo:font-weight="bold" officeooo:rsid="006f35b3" officeooo:paragraph-rsid="006f35b3" style:font-weight-asian="bold" style:font-weight-complex="bold"/>
    </style:style>
    <style:style style:name="P9" style:family="paragraph" style:parent-style-name="Standard">
      <style:text-properties style:font-name="Times New Roman" fo:font-weight="bold" officeooo:rsid="00206516" officeooo:paragraph-rsid="00803dab" style:font-weight-asian="bold" style:font-weight-complex="bold"/>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officeooo:paragraph-rsid="00821b0d"/>
    </style:style>
    <style:style style:name="P15" style:family="paragraph" style:parent-style-name="Standard">
      <style:text-properties style:text-underline-style="none" fo:font-weight="normal" officeooo:rsid="007cf309" officeooo:paragraph-rsid="007cf309" style:font-weight-asian="normal" style:font-weight-complex="normal"/>
    </style:style>
    <style:style style:name="P16" style:family="paragraph" style:parent-style-name="Standard">
      <style:text-properties style:text-underline-style="none" fo:font-weight="normal" officeooo:rsid="007cf309" officeooo:paragraph-rsid="00879ff6" style:font-weight-asian="normal" style:font-weight-complex="normal"/>
    </style:style>
    <style:style style:name="P17" style:family="paragraph" style:parent-style-name="Standard">
      <style:text-properties style:text-underline-style="none" fo:font-weight="normal" officeooo:rsid="007cf309" officeooo:paragraph-rsid="008d4cdd" style:font-weight-asian="normal" style:font-weight-complex="normal"/>
    </style:style>
    <style:style style:name="P18" style:family="paragraph" style:parent-style-name="Standard">
      <style:text-properties style:text-underline-style="none" fo:font-weight="normal" officeooo:rsid="00820e8d" officeooo:paragraph-rsid="00821b0d" style:font-weight-asian="normal" style:font-weight-complex="normal"/>
    </style:style>
    <style:style style:name="P19" style:family="paragraph" style:parent-style-name="Standard">
      <style:text-properties style:text-underline-style="none" fo:font-weight="normal" officeooo:rsid="008d6bbc" officeooo:paragraph-rsid="008d6bbc" style:font-weight-asian="normal" style:font-weight-complex="normal"/>
    </style:style>
    <style:style style:name="P20" style:family="paragraph" style:parent-style-name="Standard">
      <style:text-properties style:text-underline-style="none" fo:font-weight="normal" officeooo:rsid="008e8285" officeooo:paragraph-rsid="008e8285" style:font-weight-asian="normal" style:font-weight-complex="normal"/>
    </style:style>
    <style:style style:name="P21" style:family="paragraph" style:parent-style-name="Standard">
      <style:text-properties officeooo:paragraph-rsid="0083c989"/>
    </style:style>
    <style:style style:name="P22" style:family="paragraph" style:parent-style-name="Standard" style:list-style-name="L1">
      <style:text-properties style:text-underline-style="none" fo:font-weight="normal" officeooo:rsid="007cf309" officeooo:paragraph-rsid="00833771" style:font-weight-asian="normal" style:font-weight-complex="normal"/>
    </style:style>
    <style:style style:name="P23" style:family="paragraph" style:parent-style-name="Standard" style:list-style-name="L2">
      <style:text-properties style:text-underline-style="none" fo:font-weight="normal" officeooo:rsid="0083fd6e" officeooo:paragraph-rsid="0083c989" style:font-weight-asian="normal" style:font-weight-complex="normal"/>
    </style:style>
    <style:style style:name="P24" style:family="paragraph" style:parent-style-name="Standard" style:list-style-name="L2">
      <style:text-properties style:text-underline-style="none" fo:font-weight="normal" officeooo:rsid="00885a89" officeooo:paragraph-rsid="0083c989" style:font-weight-asian="normal" style:font-weight-complex="normal"/>
    </style:style>
    <style:style style:name="P25" style:family="paragraph" style:parent-style-name="Standard" style:list-style-name="L4">
      <style:text-properties style:text-underline-style="none" fo:font-weight="normal" officeooo:rsid="008d4cdd" officeooo:paragraph-rsid="008d6bbc" style:font-weight-asian="normal" style:font-weight-complex="normal"/>
    </style:style>
    <style:style style:name="P26" style:family="paragraph" style:parent-style-name="Standard">
      <style:text-properties style:font-name="Times New Roman" officeooo:rsid="00267fa4" officeooo:paragraph-rsid="005e704c"/>
    </style:style>
    <style:style style:name="P27" style:family="paragraph" style:parent-style-name="Standard">
      <style:text-properties fo:font-style="italic" style:text-underline-style="none" fo:font-weight="normal" officeooo:rsid="008e8285" officeooo:paragraph-rsid="008e8285" style:font-style-asian="italic" style:font-weight-asian="normal" style:font-style-complex="italic" style:font-weight-complex="normal"/>
    </style:style>
    <style:style style:name="P28" style:family="paragraph" style:parent-style-name="Text_20_body" style:list-style-name="L3"/>
    <style:style style:name="P29" style:family="paragraph" style:parent-style-name="Text_20_body" style:list-style-name="L3">
      <style:paragraph-properties fo:margin-top="0in" fo:margin-bottom="0in" style:contextual-spacing="false"/>
    </style:style>
    <style:style style:name="P30" style:family="paragraph" style:parent-style-name="Text_20_body" style:list-style-name="L3">
      <style:paragraph-properties fo:margin-top="0in" fo:margin-bottom="0in" style:contextual-spacing="false"/>
      <style:text-properties officeooo:rsid="008b36bf" officeooo:paragraph-rsid="008b36bf"/>
    </style:style>
    <style:style style:name="P31" style:family="paragraph" style:parent-style-name="Text_20_body">
      <style:text-properties officeooo:paragraph-rsid="00920f91"/>
    </style:style>
    <style:style style:name="P32" style:family="paragraph" style:parent-style-name="Text_20_body">
      <style:text-properties fo:font-style="italic" officeooo:paragraph-rsid="00920f91" style:font-style-asian="italic" style:font-style-complex="italic"/>
    </style:style>
    <style:style style:name="T1" style:family="text">
      <style:text-properties fo:font-weight="bold" officeooo:rsid="00146369" style:font-weight-asian="bold" style:font-weight-complex="bold"/>
    </style:style>
    <style:style style:name="T2" style:family="text">
      <style:text-properties fo:font-weight="bold" officeooo:rsid="002455a7" style:font-weight-asian="bold" style:font-weight-complex="bold"/>
    </style:style>
    <style:style style:name="T3" style:family="text">
      <style:text-properties officeooo:rsid="00700794"/>
    </style:style>
    <style:style style:name="T4" style:family="text">
      <style:text-properties officeooo:rsid="0079bd7d"/>
    </style:style>
    <style:style style:name="T5" style:family="text">
      <style:text-properties fo:font-weight="normal" officeooo:rsid="00812db8" style:font-weight-asian="normal" style:font-weight-complex="normal"/>
    </style:style>
    <style:style style:name="T6" style:family="text">
      <style:text-properties fo:font-weight="normal" officeooo:rsid="008ed2e4" style:font-weight-asian="normal" style:font-weight-complex="normal"/>
    </style:style>
    <style:style style:name="T7" style:family="text">
      <style:text-properties officeooo:rsid="007c68e3"/>
    </style:style>
    <style:style style:name="T8" style:family="text">
      <style:text-properties officeooo:rsid="007cf309"/>
    </style:style>
    <style:style style:name="T9" style:family="text">
      <style:text-properties officeooo:rsid="00849138"/>
    </style:style>
    <style:style style:name="T10" style:family="text">
      <style:text-properties officeooo:rsid="00803dab"/>
    </style:style>
    <style:style style:name="T11" style:family="text">
      <style:text-properties officeooo:rsid="00821b0d"/>
    </style:style>
    <style:style style:name="T12" style:family="text">
      <style:text-properties officeooo:rsid="00847234"/>
    </style:style>
    <style:style style:name="T13" style:family="text">
      <style:text-properties officeooo:rsid="00879a2c"/>
    </style:style>
    <style:style style:name="T14" style:family="text">
      <style:text-properties style:text-underline-style="none" fo:font-weight="normal" officeooo:rsid="00885a89" style:font-weight-asian="normal" style:font-weight-complex="normal"/>
    </style:style>
    <style:style style:name="T15" style:family="text">
      <style:text-properties officeooo:rsid="0083507b"/>
    </style:style>
    <style:style style:name="T16" style:family="text">
      <style:text-properties officeooo:rsid="00885a89"/>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7cf309" style:font-weight-asian="bold" style:font-weight-complex="bold"/>
    </style:style>
    <style:style style:name="T19" style:family="text">
      <style:text-properties style:text-underline-style="solid" style:text-underline-width="auto" style:text-underline-color="font-color" fo:font-weight="bold" officeooo:rsid="00821b0d" style:font-weight-asian="bold" style:font-weight-complex="bold"/>
    </style:style>
    <style:style style:name="T20" style:family="text">
      <style:text-properties style:text-underline-style="solid" style:text-underline-width="auto" style:text-underline-color="font-color" fo:font-weight="bold" officeooo:rsid="00879ff6" style:font-weight-asian="bold" style:font-weight-complex="bold"/>
    </style:style>
    <style:style style:name="T21" style:family="text">
      <style:text-properties style:text-underline-style="solid" style:text-underline-width="auto" style:text-underline-color="font-color" fo:font-weight="bold" officeooo:rsid="008d4cdd" style:font-weight-asian="bold" style:font-weight-complex="bold"/>
    </style:style>
    <style:style style:name="T22" style:family="text">
      <style:text-properties style:text-underline-style="solid" style:text-underline-width="auto" style:text-underline-color="font-color" fo:font-weight="bold" officeooo:rsid="00920f91" style:font-weight-asian="bold" style:font-weight-complex="bold"/>
    </style:style>
    <style:style style:name="T23" style:family="text">
      <style:text-properties officeooo:rsid="0085c4da"/>
    </style:style>
    <style:style style:name="T24" style:family="text">
      <style:text-properties officeooo:rsid="008b36bf"/>
    </style:style>
    <style:style style:name="T25" style:family="text">
      <style:text-properties officeooo:rsid="00902a21"/>
    </style:style>
    <style:style style:name="T26" style:family="text">
      <style:text-properties officeooo:rsid="0091bd42"/>
    </style:style>
    <style:style style:name="T27" style:family="text">
      <style:text-properties officeooo:rsid="00920f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1">Study Guide for </text:span>Exam 1</text:p>
      <table:table table:name="Table1" table:style-name="Table1">
        <table:table-column table:style-name="Table1.A"/>
        <table:table-column table:style-name="Table1.B"/>
        <table:table-row>
          <table:table-cell table:style-name="Table1.A1" office:value-type="string">
            <text:p text:style-name="P5">Course Title:</text:p>
          </table:table-cell>
          <table:table-cell table:style-name="Table1.A1" office:value-type="string">
            <text:p text:style-name="P9">Terminología Especializada en <text:span text:style-name="T9">Documentos de </text:span>Tecnología e Ingeniería</text:p>
          </table:table-cell>
        </table:table-row>
        <table:table-row>
          <table:table-cell table:style-name="Table1.A1" office:value-type="string">
            <text:p text:style-name="P10">Course ID:</text:p>
          </table:table-cell>
          <table:table-cell table:style-name="Table1.A1" office:value-type="string">
            <text:p text:style-name="P6">IT062<text:span text:style-name="T10">7</text:span><text:span text:style-name="T4"> </text:span><text:span text:style-name="T7">(Marron, 25-2)</text:span></text:p>
          </table:table-cell>
        </table:table-row>
        <table:table-row>
          <table:table-cell table:style-name="Table1.A1" office:value-type="string">
            <text:p text:style-name="P11">Cohort <text:span text:style-name="T3">ID</text:span>:</text:p>
          </table:table-cell>
          <table:table-cell table:style-name="Table1.A1" office:value-type="string">
            <text:p text:style-name="P8">6A<text:span text:style-name="T10">2</text:span></text:p>
          </table:table-cell>
        </table:table-row>
        <table:table-row>
          <table:table-cell table:style-name="Table1.A1" office:value-type="string">
            <text:p text:style-name="P12"><text:span text:style-name="T8">Exam </text:span>Date:</text:p>
          </table:table-cell>
          <table:table-cell table:style-name="Table1.A1" office:value-type="string">
            <text:p text:style-name="P7">1<text:span text:style-name="T10">3</text:span> Feb 2025</text:p>
          </table:table-cell>
        </table:table-row>
      </table:table>
      <text:p text:style-name="P5"/>
      <text:p text:style-name="P14"><text:span text:style-name="T1">General </text:span><text:span text:style-name="T2">Instructions: </text:span><text:span text:style-name="T5">A detailed and thorough study and review of the following tasks will prepare you for our fi</text:span><text:span text:style-name="T6">r</text:span><text:span text:style-name="T5">st (partial) exam.</text:span></text:p>
      <text:p text:style-name="P26"/>
      <text:p text:style-name="P2">Task 1</text:p>
      <text:p text:style-name="P18">Be able to write a condensed summary from your paper on the history of a <text:span text:style-name="T11">scientific </text:span><text:s/>discipline in Mexico. Your condensed summary should <text:span text:style-name="T12">certainly </text:span>recount the history of the <text:span text:style-name="T11">scientific discipline</text:span> <text:span text:style-name="T13">you selected, </text:span>but <text:span text:style-name="T12">it must </text:span>focus on the present state of the discipline <text:span text:style-name="T12">in Mexico</text:span>. You should be able to write this condensed summary in both English and Spanish.</text:p>
      <text:p text:style-name="P18"/>
      <text:p text:style-name="P3">Task <text:span text:style-name="T11">2</text:span></text:p>
      <text:p text:style-name="P15"><text:span text:style-name="T15">Describe the </text:span>mental process that engineers and scientists use to solve a problem. More specifically, </text:p>
      <text:list xml:id="list262430739" text:style-name="L1">
        <text:list-item>
          <text:p text:style-name="P22">Given a design or conceptual problem, what is a first step that engineers and scientists <text:s/>are likely to take? Why?</text:p>
        </text:list-item>
        <text:list-item>
          <text:p text:style-name="P22">What are the accepted foundations for conceptualizing a problem? That is, what is the worldview or the overarching mental model that lies at the very foundation of science and engineering? What are the components of this worldview?</text:p>
        </text:list-item>
        <text:list-item>
          <text:p text:style-name="P22">What ASSUMPTIONS are made, consciously or not, when engineers and scientists begin modeling a problem?</text:p>
        </text:list-item>
        <text:list-item>
          <text:p text:style-name="P22">When are models useful for reaching a solution to a problem? If no solution presents <text:s/>tself what can the engineer or scientist do?</text:p>
        </text:list-item>
      </text:list>
      <text:p text:style-name="P15"/>
      <text:p text:style-name="P21"><text:span text:style-name="T18">Task </text:span><text:span text:style-name="T22">3</text:span></text:p>
      <text:p text:style-name="P21"><text:span text:style-name="T14">Jargon is defined as the set of </text:span>special words or expressions that are used by a particular profession or group and are difficult for others to understand. <text:span text:style-name="T16">Answer the following related to jargon:</text:span></text:p>
      <text:list xml:id="list3571112505" text:style-name="L2">
        <text:list-item>
          <text:p text:style-name="P23">Why does jargon evolve in virtually any human endeavor? </text:p>
        </text:list-item>
        <text:list-item>
          <text:p text:style-name="P24">Is <text:span text:style-name="T23">scientific </text:span>language considered jargon? Explain.</text:p>
        </text:list-item>
        <text:list-item>
          <text:p text:style-name="P23">Compare and contrast “ good” <text:s/>and “ bad” <text:s/>jargon.</text:p>
        </text:list-item>
      </text:list>
      <text:p text:style-name="P15"/>
      <text:p text:style-name="P15"/>
      <text:p text:style-name="P16"><text:span text:style-name="T17">Task </text:span><text:span text:style-name="T22">4</text:span></text:p>
      <text:p text:style-name="P31"><text:span text:style-name="T27">The following is a description of a simple system </text:span></text:p>
      <text:p text:style-name="P32">A metal pot filled with water is placed on a stove and heated. <text:span text:style-name="T24">The system is defined as the metal pot plus the water. </text:span>As the water heats up, some of it evaporates into the air. The temperature of the water increases, and the volume of the remaining liquid decreases. </text:p>
      <text:list xml:id="list2855786546" text:style-name="L3">
        <text:list-item>
          <text:p text:style-name="P29">Is this system open, closed, or isolated? Explain your reasoning.</text:p>
        </text:list-item>
        <text:list-item>
          <text:p text:style-name="P30">What is entering the system? What is leaving the system? What remains unchanged in the system?</text:p>
        </text:list-item>
        <text:list-item>
          <text:p text:style-name="P29"><text:soft-page-break/>Identify whether each of the following properties is intensive or extensive. Justify your answer.</text:p>
          <text:list>
            <text:list-item>
              <text:p text:style-name="P29">Temperature</text:p>
            </text:list-item>
            <text:list-item>
              <text:p text:style-name="P29">Mass of the water</text:p>
            </text:list-item>
            <text:list-item>
              <text:p text:style-name="P29">Density of the water</text:p>
            </text:list-item>
            <text:list-item>
              <text:p text:style-name="P28">Volume of the water</text:p>
            </text:list-item>
          </text:list>
        </text:list-item>
      </text:list>
      <text:p text:style-name="P15"/>
      <text:p text:style-name="P17"><text:span text:style-name="T17">Task </text:span><text:span text:style-name="T22">5</text:span></text:p>
      <text:p text:style-name="P19">Give a definition of the following terms in both English and Spanish:</text:p>
      <text:list xml:id="list2982444856" text:style-name="L4">
        <text:list-item>
          <text:p text:style-name="P25">mass</text:p>
        </text:list-item>
        <text:list-item>
          <text:p text:style-name="P25">charge</text:p>
        </text:list-item>
        <text:list-item>
          <text:p text:style-name="P25">linear momentum</text:p>
        </text:list-item>
        <text:list-item>
          <text:p text:style-name="P25">angular momentum</text:p>
        </text:list-item>
        <text:list-item>
          <text:p text:style-name="P25">energy</text:p>
        </text:list-item>
      </text:list>
      <text:p text:style-name="P15"/>
      <text:p text:style-name="P4">Task <text:span text:style-name="T27">6</text:span></text:p>
      <text:p text:style-name="P20">Be prepared to translate the abstract from a scientific paper from English to Spanish and/<text:span text:style-name="T26">or</text:span> vice versa. For example, <text:span text:style-name="T25">select either the English or Spanish version of the abstract </text:span><text:span text:style-name="T26">below</text:span><text:span text:style-name="T25">. Translate to the second language and compare your translation to the one provided by the authors..</text:span></text:p>
      <text:p text:style-name="P20"/>
      <text:p text:style-name="P27">RESUMEN</text:p>
      <text:p text:style-name="P27">El presente trabajo propone un modelo para la medición de ácido láctico de manera no invasiva. El modelo puede usarse de manera efectiva para medir ácido láctico en atletas de alto rendimiento. Se presentan diversos modelos que tratan de resolver el problema haciendo una correlación de variables físicas medibles. Los resultados indican que los modelos predicen en forma efectiva la cantidad de lactato en las pruebas físicas aplicadas a tres atletas. En las pruebas de campo presentadas el modelo ideal ponderado presenta la mejor exactitud en general. Al comparar los resultados de los modelos con mediciones de muestras de sangre en un analizador electrónico, el modelo ideal mejorado obtiene una eficiencia (exactitud) máxima del 94.71% y el Modelo Ideal básico obtiene una eficiencia mínima de 90.61%. Todos los modelos generan un margen de error alrededor del 5%. Las eficiencias son un indicativo de qué tan cerca está el modelo con respecto a la medición de un analizador electrónico de</text:p>
      <text:p text:style-name="P27">muestras de sangre. Palabras clave: Ácido láctico, metodología de modelación, modelo experimental, analizador de muestras de sangre.</text:p>
      <text:p text:style-name="P27"/>
      <text:p text:style-name="P27">ABSTRACT</text:p>
      <text:p text:style-name="P27">The following article proposes a model to perform a non-invasive measurement of lactic acid. The model could be used effectively to measure lactic acid in high performance athletes. Several models are presented that intend to correlate measurable physical variables. The results indicate that the models predict effectively lactate quantities during physical tests applied to athletes. The best overall accuracy is provided by the ponderated-ideal-model. Comparing the results with blood test measurements from an electronic analyzer, the improved-ideal- model obtains a maximum efficiency (accuracy) of 94.71%, while the basic-ideal-model obtains a minimum efficiency of 90.61%. Both models generate an error margin of around 5%. The efficiencies are indicative of how close the model can be to measurements performed by an electronic blood sample analyzer device.</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3T21:11:11.159721175</dc:date>
    <meta:editing-duration>PT12H31M15S</meta:editing-duration>
    <meta:editing-cycles>88</meta:editing-cycles>
    <meta:generator>LibreOffice/7.3.7.2$Linux_X86_64 LibreOffice_project/30$Build-2</meta:generator>
    <meta:document-statistic meta:table-count="1" meta:image-count="1" meta:object-count="0" meta:page-count="2" meta:paragraph-count="47" meta:word-count="786" meta:character-count="4795" meta:non-whitespace-character-count="4066"/>
  </office:meta>
</office:document-meta>
</file>